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ta_extref" style:family="table">
      <style:table-properties table:display="false"/>
    </style:style>
    <style:style style:name="T1" style:family="text">
      <style:text-properties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>
            <text:p>&amp;P412470 = <text:span text:style-name="T1">CULC 424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#project: obta</text:p>
          </table:table-cell>
          <table:table-cell table:number-columns-repeated="1023"/>
        </table:table-row>
        <table:table-row table:style-name="ro2">
          <table:table-cell office:value-type="string">
            <text:p>#atf: lang akk-x-oldbab</text:p>
          </table:table-cell>
          <table:table-cell table:number-columns-repeated="1023"/>
        </table:table-row>
        <table:table-row table:style-name="ro2">
          <table:table-cell office:value-type="string">
            <text:p>#atf: use unicode</text:p>
          </table:table-cell>
          <table:table-cell table:number-columns-repeated="1023"/>
        </table:table-row>
        <table:table-row table:style-name="ro2">
          <table:table-cell office:value-type="string">
            <text:p>#atf: use legacy</text:p>
          </table:table-cell>
          <table:table-cell table:number-columns-repeated="1023"/>
        </table:table-row>
        <table:table-row table:style-name="ro2">
          <table:table-cell office:value-type="string">
            <text:p>#atf: use math</text:p>
          </table:table-cell>
          <table:table-cell table:number-columns-repeated="1023"/>
        </table:table-row>
        <table:table-row table:style-name="ro2">
          <table:table-cell office:value-type="string">
            <text:p>#atf: use mylines</text:p>
          </table:table-cell>
          <table:table-cell table:number-columns-repeated="1023"/>
        </table:table-row>
        <table:table-row table:style-name="ro2">
          <table:table-cell office:value-type="string">
            <text:p>@tablet</text:p>
          </table:table-cell>
          <table:table-cell table:number-columns-repeated="1023"/>
        </table:table-row>
        <table:table-row table:style-name="ro2">
          <table:table-cell office:value-type="string">
            <text:p>@obverse</text:p>
          </table:table-cell>
          <table:table-cell table:number-columns-repeated="1023"/>
        </table:table-row>
        <table:table-row table:style-name="ro2">
          <table:table-cell office:value-type="string">
            <text:p>1.</text:p>
          </table:table-cell>
          <table:table-cell office:value-type="string">
            <text:p>[GU₄-HI.A]</text:p>
          </table:table-cell>
          <table:table-cell office:value-type="string">
            <text:p>{[še]}MUR.[GU₄]</text:p>
          </table:table-cell>
          <table:table-cell office:value-type="string">
            <text:p>LAL₂</text:p>
          </table:table-cell>
          <table:table-cell office:value-type="string">
            <text:p>DUH-⸢HI⸣.[A]</text:p>
          </table:table-cell>
          <table:table-cell office:value-type="string">
            <text:p>LAL₂#</text:p>
          </table:table-cell>
          <table:table-cell office:value-type="string">
            <text:p>⸢IN⸣.NU.DA</text:p>
          </table:table-cell>
          <table:table-cell office:value-type="string">
            <text:p>LAL₂</text:p>
          </table:table-cell>
          <table:table-cell office:value-type="string">
            <text:p>MU-BI.IM</text:p>
          </table:table-cell>
          <table:table-cell table:number-columns-repeated="1015"/>
        </table:table-row>
        <table:table-row table:style-name="ro2">
          <table:table-cell office:value-type="string">
            <text:p>#lem: </text:p>
          </table:table-cell>
          <table:table-cell office:value-type="string">
            <text:p>+alpu[bull]N$alpū; </text:p>
          </table:table-cell>
          <table:table-cell office:value-type="string">
            <text:p>+imrû[fodder]N$imrûm; </text:p>
          </table:table-cell>
          <table:table-cell office:value-type="string">
            <text:p>ribbatum[arrears]N; </text:p>
          </table:table-cell>
          <table:table-cell office:value-type="string">
            <text:p>+tuhhu[residue//bran]N'N$tuhhū; </text:p>
          </table:table-cell>
          <table:table-cell office:value-type="string">
            <text:p>ribbatum[arrears]N; </text:p>
          </table:table-cell>
          <table:table-cell office:value-type="string">
            <text:p>+tibnu[straw]N$tibnum; </text:p>
          </table:table-cell>
          <table:table-cell office:value-type="string">
            <text:p>ribbatum[arrears]N; </text:p>
          </table:table-cell>
          <table:table-cell office:value-type="string">
            <text:p>šumšu[name]N</text:p>
          </table:table-cell>
          <table:table-cell table:number-columns-repeated="1015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table:style-name="ce2" office:value-type="string">
            <text:p>#note: I thank Gertrud and Walter Farber for the reading of ŠE.MUR.GU₄ in this line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2.</text:p>
          </table:table-cell>
          <table:table-cell office:value-type="string">
            <text:p>[...]</text:p>
          </table:table-cell>
          <table:table-cell office:value-type="string">
            <text:p>1(BARIG)</text:p>
          </table:table-cell>
          <table:table-cell table:number-columns-repeated="5"/>
          <table:table-cell office:value-type="string">
            <text:p>u-bar-{d}UTU</text:p>
          </table:table-cell>
          <table:table-cell table:number-columns-repeated="1015"/>
        </table:table-row>
        <table:table-row table:style-name="ro2">
          <table:table-cell office:value-type="string">
            <text:p>#lem: </text:p>
          </table:table-cell>
          <table:table-cell office:value-type="string">
            <text:p>u; </text:p>
          </table:table-cell>
          <table:table-cell office:value-type="string">
            <text:p>n; </text:p>
          </table:table-cell>
          <table:table-cell table:number-columns-repeated="5"/>
          <table:table-cell office:value-type="string">
            <text:p>+Ubar-Šamaš[]PN$</text:p>
          </table:table-cell>
          <table:table-cell table:number-columns-repeated="1015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3.</text:p>
          </table:table-cell>
          <table:table-cell office:value-type="string">
            <text:p>[26?]</text:p>
          </table:table-cell>
          <table:table-cell office:value-type="string">
            <text:p>1(BARIG)</text:p>
          </table:table-cell>
          <table:table-cell table:number-columns-repeated="5"/>
          <table:table-cell office:value-type="string">
            <text:p>{d}SUEN-⸢i-din⸣-nam</text:p>
          </table:table-cell>
          <table:table-cell table:number-columns-repeated="1015"/>
        </table:table-row>
        <table:table-row table:style-name="ro2">
          <table:table-cell office:value-type="string">
            <text:p>#lem: </text:p>
          </table:table-cell>
          <table:table-cell table:number-columns-repeated="2" office:value-type="string">
            <text:p>n; </text:p>
          </table:table-cell>
          <table:table-cell table:number-columns-repeated="5"/>
          <table:table-cell office:value-type="string">
            <text:p>+Sin-iddinam[]PN$</text:p>
          </table:table-cell>
          <table:table-cell table:number-columns-repeated="1015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4.</text:p>
          </table:table-cell>
          <table:table-cell office:value-type="string">
            <text:p>[27?]</text:p>
          </table:table-cell>
          <table:table-cell office:value-type="string">
            <text:p>1(BARIG)</text:p>
          </table:table-cell>
          <table:table-cell table:number-columns-repeated="5"/>
          <table:table-cell office:value-type="string">
            <text:p>{d}⸢SUEN⸣-[SIPA]</text:p>
          </table:table-cell>
          <table:table-cell table:number-columns-repeated="1015"/>
        </table:table-row>
        <table:table-row table:style-name="ro2">
          <table:table-cell office:value-type="string">
            <text:p>#lem: </text:p>
          </table:table-cell>
          <table:table-cell table:number-columns-repeated="2" office:value-type="string">
            <text:p>n; </text:p>
          </table:table-cell>
          <table:table-cell table:number-columns-repeated="5"/>
          <table:table-cell office:value-type="string">
            <text:p>+Sin-reʾum[]PN$</text:p>
          </table:table-cell>
          <table:table-cell table:number-columns-repeated="1015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5.</text:p>
          </table:table-cell>
          <table:table-cell office:value-type="string">
            <text:p>[25?]</text:p>
          </table:table-cell>
          <table:table-cell office:value-type="string">
            <text:p>4(BAN₂)</text:p>
          </table:table-cell>
          <table:table-cell table:number-columns-repeated="5"/>
          <table:table-cell office:value-type="string">
            <text:p>ia-ú</text:p>
          </table:table-cell>
          <table:table-cell table:number-columns-repeated="1015"/>
        </table:table-row>
        <table:table-row table:style-name="ro2">
          <table:table-cell office:value-type="string">
            <text:p>#lem: </text:p>
          </table:table-cell>
          <table:table-cell table:number-columns-repeated="2" office:value-type="string">
            <text:p>n; </text:p>
          </table:table-cell>
          <table:table-cell table:number-columns-repeated="5"/>
          <table:table-cell office:value-type="string">
            <text:p>+yāʾu[my//mine]PP'PP$</text:p>
          </table:table-cell>
          <table:table-cell table:number-columns-repeated="1015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1 blank line</text:p>
          </table:table-cell>
          <table:table-cell table:number-columns-repeated="1023"/>
        </table:table-row>
        <table:table-row table:style-name="ro2">
          <table:table-cell office:value-type="string">
            <text:p>7. |</text:p>
          </table:table-cell>
          <table:table-cell office:value-type="string" table:number-columns-spanned="8" table:number-rows-spanned="1">
            <text:p>[NÍG.Ú.RUM] {d#}NANNA ŠA₃ URIM₂{ki!}-MA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>
            <text:p>#lem: </text:p>
          </table:table-cell>
          <table:table-cell office:value-type="string" table:number-columns-spanned="8" table:number-rows-spanned="1">
            <text:p>+namkūru[property]N$namkūr; +Nanna[]DN$; qereb[centre]N; +Ur[]SN$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1 blank line</text:p>
          </table:table-cell>
          <table:table-cell table:number-columns-repeated="1023"/>
        </table:table-row>
        <table:table-row table:style-name="ro2">
          <table:table-cell office:value-type="string">
            <text:p>@reverse</text:p>
          </table:table-cell>
          <table:table-cell table:number-columns-repeated="1023"/>
        </table:table-row>
        <table:table-row table:style-name="ro2">
          <table:table-cell office:value-type="string">
            <text:p>$ several blank lines</text:p>
          </table:table-cell>
          <table:table-cell table:number-columns-repeated="1023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1. |</text:p>
          </table:table-cell>
          <table:table-cell office:value-type="string" table:number-columns-spanned="8" table:number-rows-spanned="1">
            <text:p>[{iti}DU₆.KÙ? KI]-⸢3? U₄⸣ 28-KAM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>
            <text:p>#lem: </text:p>
          </table:table-cell>
          <table:table-cell office:value-type="string" table:number-columns-spanned="8" table:number-rows-spanned="1">
            <text:p>Tašritum[1]MN; n; ūm[day]N; n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2. |</text:p>
          </table:table-cell>
          <table:table-cell office:value-type="string">
            <text:p>%s [mu ki-2] {ŋeš}tukul mah an {d}en-líl {d}en-ki-ga-ta </text:p>
          </table:table-cell>
          <table:table-cell table:number-columns-repeated="1022"/>
        </table:table-row>
        <table:table-row table:style-name="ro2">
          <table:table-cell office:value-type="string">
            <text:p>#lem: </text:p>
          </table:table-cell>
          <table:table-cell office:value-type="string">
            <text:p>mu[year]; n; tukul[weapon]N; mah[great]; An[1]; Enlil[1]; Enki[1]</text:p>
          </table:table-cell>
          <table:table-cell table:number-columns-repeated="1022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3. |</text:p>
          </table:table-cell>
          <table:table-cell office:value-type="string">
            <text:p>%s [ì-si-in]-na iri nam-lugal-la</text:p>
          </table:table-cell>
          <table:table-cell table:number-columns-repeated="1022"/>
        </table:table-row>
        <table:table-row table:style-name="ro2">
          <table:table-cell office:value-type="string">
            <text:p>#lem: </text:p>
          </table:table-cell>
          <table:table-cell office:value-type="string">
            <text:p>Isin[]SN; iri[city]; namlugal[kingship]</text:p>
          </table:table-cell>
          <table:table-cell table:number-columns-repeated="1022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4. |</text:p>
          </table:table-cell>
          <table:table-cell office:value-type="string">
            <text:p>%s [ù á]-dam didli a-na-me-a-bi</text:p>
          </table:table-cell>
          <table:table-cell table:number-columns-repeated="1022"/>
        </table:table-row>
        <table:table-row table:style-name="ro2">
          <table:table-cell office:value-type="string">
            <text:p>#lem: </text:p>
          </table:table-cell>
          <table:table-cell office:value-type="string">
            <text:p>u[and]; adam[habitation]; didli[several]; anamea[everything]</text:p>
          </table:table-cell>
          <table:table-cell table:number-columns-repeated="1022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@translation parallel en project</text:p>
          </table:table-cell>
          <table:table-cell table:number-columns-repeated="1023"/>
        </table:table-row>
        <table:table-row table:style-name="ro2">
          <table:table-cell office:value-type="string">
            <text:p>@obverse</text:p>
          </table:table-cell>
          <table:table-cell table:number-columns-repeated="1023"/>
        </table:table-row>
        <table:table-row table:style-name="ro2">
          <table:table-cell office:value-type="string">
            <text:p>1.</text:p>
          </table:table-cell>
          <table:table-cell office:value-type="string">
            <text:p>[Bulls]</text:p>
          </table:table-cell>
          <table:table-cell office:value-type="string">
            <text:p>Fodder</text:p>
          </table:table-cell>
          <table:table-cell office:value-type="string">
            <text:p>Arrears</text:p>
          </table:table-cell>
          <table:table-cell office:value-type="string">
            <text:p>Bran</text:p>
          </table:table-cell>
          <table:table-cell office:value-type="string">
            <text:p>Arrears</text:p>
          </table:table-cell>
          <table:table-cell office:value-type="string">
            <text:p>Straw</text:p>
          </table:table-cell>
          <table:table-cell office:value-type="string">
            <text:p>Arrears</text:p>
          </table:table-cell>
          <table:table-cell office:value-type="string">
            <text:p>Its name</text:p>
          </table:table-cell>
          <table:table-cell table:number-columns-repeated="1015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2.</text:p>
          </table:table-cell>
          <table:table-cell office:value-type="string">
            <text:p>[...]</text:p>
          </table:table-cell>
          <table:table-cell office:value-type="string">
            <text:p>60 @sila</text:p>
          </table:table-cell>
          <table:table-cell table:number-columns-repeated="5"/>
          <table:table-cell office:value-type="string">
            <text:p>Ubar-Šamaš</text:p>
          </table:table-cell>
          <table:table-cell table:number-columns-repeated="1015"/>
        </table:table-row>
        <table:table-row table:style-name="ro2">
          <table:table-cell office:value-type="string">
            <text:p>3.</text:p>
          </table:table-cell>
          <table:table-cell office:value-type="string">
            <text:p>[@?26?@]</text:p>
          </table:table-cell>
          <table:table-cell office:value-type="string">
            <text:p>60 @sila</text:p>
          </table:table-cell>
          <table:table-cell table:number-columns-repeated="5"/>
          <table:table-cell office:value-type="string">
            <text:p>Sin-iddinam</text:p>
          </table:table-cell>
          <table:table-cell table:number-columns-repeated="1015"/>
        </table:table-row>
        <table:table-row table:style-name="ro2">
          <table:table-cell office:value-type="string">
            <text:p>4.</text:p>
          </table:table-cell>
          <table:table-cell office:value-type="string">
            <text:p>[@?27?@]</text:p>
          </table:table-cell>
          <table:table-cell office:value-type="string">
            <text:p>60 @sila</text:p>
          </table:table-cell>
          <table:table-cell table:number-columns-repeated="5"/>
          <table:table-cell office:value-type="string">
            <text:p>Sin-reʾum</text:p>
          </table:table-cell>
          <table:table-cell table:number-columns-repeated="1015"/>
        </table:table-row>
        <table:table-row table:style-name="ro2">
          <table:table-cell office:value-type="string">
            <text:p>5.</text:p>
          </table:table-cell>
          <table:table-cell office:value-type="string">
            <text:p>[@?25?@]</text:p>
          </table:table-cell>
          <table:table-cell office:value-type="string">
            <text:p>40 @sila</text:p>
          </table:table-cell>
          <table:table-cell table:number-columns-repeated="5"/>
          <table:table-cell office:value-type="string">
            <text:p>Mine</text:p>
          </table:table-cell>
          <table:table-cell table:number-columns-repeated="1015"/>
        </table:table-row>
        <table:table-row table:style-name="ro2">
          <table:table-cell office:value-type="string">
            <text:p>$ 1 blank line</text:p>
          </table:table-cell>
          <table:table-cell table:number-columns-repeated="1023"/>
        </table:table-row>
        <table:table-row table:style-name="ro2">
          <table:table-cell office:value-type="string">
            <text:p>7.</text:p>
          </table:table-cell>
          <table:table-cell office:value-type="string" table:number-columns-spanned="8" table:number-rows-spanned="1">
            <text:p>Property of Nanna of Ur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>
            <text:p>$ 1 blank line</text:p>
          </table:table-cell>
          <table:table-cell table:number-columns-repeated="1023"/>
        </table:table-row>
        <table:table-row table:style-name="ro2">
          <table:table-cell office:value-type="string">
            <text:p>@reverse</text:p>
          </table:table-cell>
          <table:table-cell table:number-columns-repeated="1023"/>
        </table:table-row>
        <table:table-row table:style-name="ro2">
          <table:table-cell office:value-type="string">
            <text:p>$ several blank lines</text:p>
          </table:table-cell>
          <table:table-cell table:number-columns-repeated="1023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1.</text:p>
          </table:table-cell>
          <table:table-cell office:value-type="string" table:number-columns-spanned="8" table:number-rows-spanned="1">
            <text:p>@?[Tašritum (Month VI)], third?@, day 28, 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>
            <text:p>2.</text:p>
          </table:table-cell>
          <table:table-cell office:value-type="string" table:number-columns-spanned="8" table:number-rows-spanned="1">
            <text:p>[Year: the second after which] with the great weapon of An, Enlil and Enki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>
            <text:p>3.</text:p>
          </table:table-cell>
          <table:table-cell office:value-type="string" table:number-columns-spanned="8" table:number-rows-spanned="1">
            <text:p>(he seized) Isin, city of kingship, 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>
            <text:p>4.</text:p>
          </table:table-cell>
          <table:table-cell office:value-type="string" table:number-columns-spanned="8" table:number-rows-spanned="1">
            <text:p>[and] all its various habitations.</text:p>
          </table:table-cell>
          <table:covered-table-cell table:number-columns-repeated="7"/>
          <table:table-cell table:number-columns-repeated="1015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5/13/2014</text:date>, <text:time>20:5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leanor Robson</meta:initial-creator>
    <meta:creation-date>2010-07-23T15:53:37</meta:creation-date>
    <dc:date>2014-05-13T20:55:49</dc:date>
    <meta:editing-duration>PT00H56M33S</meta:editing-duration>
    <meta:editing-cycles>35</meta:editing-cycles>
    <meta:generator>NeoOffice/3.4.1$Unix OpenOffice.org_project/Patch 0</meta:generator>
    <meta:document-statistic meta:table-count="3" meta:cell-count="129" meta:object-count="0"/>
  </office:meta>
</office:document-meta>
</file>